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background-color="#ff0000" style:font-size-asian="16pt" style:font-size-complex="16pt"/>
    </style:style>
    <style:style style:name="P3" style:family="paragraph" style:parent-style-name="Standard">
      <style:text-properties fo:font-size="16pt" fo:background-color="#ffff00" style:font-size-asian="16pt" style:font-size-complex="16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/>
    </style:style>
    <style:style style:name="P5" style:family="paragraph" style:parent-style-name="Listenabsatz">
      <style:text-properties fo:font-size="16pt" style:font-size-asian="16pt" style:font-size-complex="16pt"/>
    </style:style>
    <style:style style:name="P6" style:family="paragraph" style:parent-style-name="Listenabsatz">
      <style:paragraph-properties fo:margin-left="0cm" fo:margin-right="0cm" fo:text-indent="0cm" style:auto-text-indent="false"/>
      <style:text-properties fo:font-size="16pt" fo:background-color="#ff0000" style:font-size-asian="16pt" style:font-size-complex="16pt"/>
    </style:style>
    <style:style style:name="P7" style:family="paragraph" style:parent-style-name="Standard" style:master-page-name="MP0">
      <style:paragraph-properties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/>
    </style:style>
    <style:style style:name="P8" style:family="paragraph" style:parent-style-name="Listenabsatz" style:list-style-name="L1">
      <style:text-properties fo:color="#000000" fo:font-size="16pt" fo:background-color="#008000" style:font-size-asian="16pt" style:font-size-complex="16pt"/>
    </style:style>
    <style:style style:name="P9" style:family="paragraph" style:parent-style-name="Listenabsatz" style:list-style-name="L1">
      <style:text-properties fo:font-size="16pt" fo:background-color="#008000" style:font-size-asian="16pt" style:font-size-complex="16pt"/>
    </style:style>
    <style:style style:name="P10" style:family="paragraph" style:parent-style-name="Listenabsatz" style:list-style-name="L1">
      <style:text-properties fo:font-size="16pt" fo:background-color="#ff0000" style:font-size-asian="16pt" style:font-size-complex="16pt"/>
    </style:style>
    <style:style style:name="P11" style:family="paragraph" style:parent-style-name="Listenabsatz" style:list-style-name="L1">
      <style:text-properties fo:font-size="16pt" fo:background-color="#ffff00" style:font-size-asian="16pt" style:font-size-complex="16pt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destanforderungen <text:s text:c="2"/>am <text:s text:c="2"/>Layout</text:p>
      <text:p text:style-name="P1">Startseite mit</text:p>
      <text:list xml:id="list4174989276039187818" text:style-name="L1">
        <text:list-item>
          <text:p text:style-name="P8">Suchfeld</text:p>
        </text:list-item>
        <text:list-item>
          <text:p text:style-name="P9">Willkommenscreen</text:p>
        </text:list-item>
        <text:list-item>
          <text:p text:style-name="P9">Registrierbutton</text:p>
        </text:list-item>
        <text:list-item>
          <text:p text:style-name="P9">Loginbutton</text:p>
        </text:list-item>
        <text:list-item>
          <text:p text:style-name="P9">Eintragung eines neuen Titels</text:p>
        </text:list-item>
        <text:list-item>
          <text:p text:style-name="P9">Fenster, das die Login-Session anzeigt</text:p>
        </text:list-item>
        <text:list-item>
          <text:p text:style-name="P9">Navigationsleiste (Balken oder Säule) mit den Punkten ( Kontakt, FAQ, zum Forum, Charts, Statistiken, Startseite)</text:p>
        </text:list-item>
      </text:list>
      <text:p text:style-name="P1">Detailseite mit</text:p>
      <text:list xml:id="list33218753" text:continue-numbering="true" text:style-name="L1">
        <text:list-item>
          <text:p text:style-name="P9">Spielecover</text:p>
        </text:list-item>
        <text:list-item>
          <text:p text:style-name="P9">Offizieller deutscher Titel</text:p>
        </text:list-item>
        <text:list-item>
          <text:p text:style-name="P9">Internationaler Originaltitel</text:p>
        </text:list-item>
        <text:list-item>
          <text:p text:style-name="P9">Alternativtitel</text:p>
        </text:list-item>
        <text:list-item>
          <text:p text:style-name="P9">Entwickler</text:p>
        </text:list-item>
        <text:list-item>
          <text:p text:style-name="P9">Vertrieb</text:p>
        </text:list-item>
        <text:list-item>
          <text:p text:style-name="P9">Plattform</text:p>
        </text:list-item>
        <text:list-item>
          <text:p text:style-name="P9">Erscheinungsjahr</text:p>
        </text:list-item>
        <text:list-item>
          <text:p text:style-name="P9">Bewertungsskala</text:p>
        </text:list-item>
        <text:list-item>
          <text:p text:style-name="P9">Medium (dlc, cartridge...)</text:p>
        </text:list-item>
        <text:list-item>
          <text:p text:style-name="P10">Liste von Reviews</text:p>
        </text:list-item>
        <text:list-item>
          <text:p text:style-name="P10"><text:soft-page-break/>Liste mit verwandten Titeln (wenn Teil einer Spielereihe)</text:p>
        </text:list-item>
        <text:list-item>
          <text:p text:style-name="P10">Hinzufügen des Titels in die persönliche Besitz-Liste</text:p>
        </text:list-item>
      </text:list>
      <text:p text:style-name="P1"/>
      <text:p text:style-name="P1">Userseite mit</text:p>
      <text:list xml:id="list33202597" text:continue-numbering="true" text:style-name="L1">
        <text:list-item>
          <text:p text:style-name="P10">Eingetragene Spiele im Besitz</text:p>
        </text:list-item>
        <text:list-item>
          <text:p text:style-name="P10">Bewertete Spiele</text:p>
        </text:list-item>
        <text:list-item>
          <text:p text:style-name="P10">In die Datenbank eingetragene Spiele</text:p>
        </text:list-item>
      </text:list>
      <text:p text:style-name="P1"/>
      <text:p text:style-name="P4">Mindestanforderungen <text:s text:c="2"/>an <text:s text:c="2"/>Nutzfeatures</text:p>
      <text:p text:style-name="P1">Registrierung mit</text:p>
      <text:list xml:id="list33212045" text:continue-numbering="true" text:style-name="L1">
        <text:list-item>
          <text:p text:style-name="P9">Nutzernamen</text:p>
        </text:list-item>
        <text:list-item>
          <text:p text:style-name="P9">Emailadresse</text:p>
        </text:list-item>
        <text:list-item>
          <text:p text:style-name="P9">Passwort + passwortbestätigung</text:p>
        </text:list-item>
      </text:list>
      <text:p text:style-name="P1">Login mit</text:p>
      <text:list xml:id="list33222926" text:continue-numbering="true" text:style-name="L1">
        <text:list-item>
          <text:p text:style-name="P9">Nutzernamen</text:p>
        </text:list-item>
        <text:list-item>
          <text:p text:style-name="P9">Passwort</text:p>
        </text:list-item>
        <text:list-item>
          <text:p text:style-name="P10">Öffnen eines LoginPopups via Ajax</text:p>
        </text:list-item>
        <text:list-item>
          <text:p text:style-name="P9">Login mit Ajax</text:p>
        </text:list-item>
      </text:list>
      <text:p text:style-name="P1">Bewertung</text:p>
      <text:list xml:id="list33224218" text:continue-numbering="true" text:style-name="L1">
        <text:list-item>
          <text:p text:style-name="P9">Skala von 1 bis 10</text:p>
        </text:list-item>
        <text:list-item>
          <text:p text:style-name="P11">Bewertung direkt per Hover möglich (Ajax)</text:p>
        </text:list-item>
        <text:list-item>
          <text:p text:style-name="P9">Bewertung nur als eingeloggter Nutzer möglich</text:p>
        </text:list-item>
        <text:list-item>
          <text:p text:style-name="P9"><text:soft-page-break/>Bildung eines Durchschnittswertes aller abgegebenen Stimmen</text:p>
        </text:list-item>
        <text:list-item>
          <text:p text:style-name="P9">Anzeige der Anzahl abgegebener Stimmen</text:p>
        </text:list-item>
      </text:list>
      <text:p text:style-name="P1"/>
      <text:p text:style-name="P3">Eintragung eines neuen Titels</text:p>
      <text:list xml:id="list33204413" text:continue-numbering="true" text:style-name="L1">
        <text:list-item>
          <text:p text:style-name="P11">Interne Suche nach dem Titel; falls nicht gefunden, Weiterleitung zum Eintragungsformular, ansonsten Hinweis</text:p>
        </text:list-item>
      </text:list>
      <text:p text:style-name="P1"/>
      <text:p text:style-name="P2">Hinzufügen eines Spiels in die eigene Spielbibliothek</text:p>
      <text:list xml:id="list33201451" text:continue-numbering="true" text:style-name="L1">
        <text:list-item>
          <text:p text:style-name="P10">Einsehbar auf der Userseite</text:p>
        </text:list-item>
      </text:list>
      <text:p text:style-name="P6">Anzeige auf der Startseite der 5 neusten eingetragenen Spiele</text:p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ir Jay</meta:initial-creator>
    <meta:creation-date>2013-01-24T15:37:00Z</meta:creation-date>
    <dc:date>2013-04-08T13:07:02.53</dc:date>
    <meta:editing-cycles>12</meta:editing-cycles>
    <meta:editing-duration>PT1H42M57S</meta:editing-duration>
    <meta:document-statistic meta:table-count="0" meta:image-count="0" meta:object-count="0" meta:page-count="3" meta:paragraph-count="48" meta:word-count="206" meta:character-count="1391"/>
    <meta:template xlink:type="simple" xlink:actuate="onRequest" xlink:title="" xlink:href="Normal"/>
  </office:meta>
</office:document-meta>
</file>